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, serif"/>
    <style:font-face style:name="Calibri" svg:font-family="Calibri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P4" style:family="paragraph" style:parent-style-name="Standard">
      <style:text-properties officeooo:paragraph-rsid="000948bf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fo:font-size="14pt" fo:language="ru" fo:country="RU" style:text-underline-style="none" officeooo:rsid="0008c0b8" officeooo:paragraph-rsid="00067ecb" style:font-size-asian="14pt" style:font-name-complex="Times New Roman2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text-properties fo:font-variant="normal" fo:text-transform="none" fo:color="#414146" style:font-name="Times New Roman1" fo:font-size="13.5pt" fo:letter-spacing="normal" fo:font-style="normal" fo:font-weight="normal" officeooo:paragraph-rsid="000948bf"/>
    </style:style>
    <style:style style:name="P8" style:family="paragraph" style:parent-style-name="Standard">
      <style:text-properties fo:font-variant="normal" fo:text-transform="none" fo:color="#414146" style:font-name="Times New Roman1" fo:font-size="13.5pt" fo:letter-spacing="normal" fo:font-style="normal" fo:font-weight="normal" officeooo:rsid="000d5a34" officeooo:paragraph-rsid="000d5a34"/>
    </style:style>
    <style:style style:name="P9" style:family="paragraph" style:parent-style-name="Standard">
      <style:paragraph-properties fo:line-height="125%" fo:text-align="justify" style:justify-single-word="false"/>
      <style:text-properties officeooo:paragraph-rsid="00109afb"/>
    </style:style>
    <style:style style:name="T1" style:family="text">
      <style:text-properties style:font-name="Times New Roman" fo:font-size="14pt" fo:font-weight="bold" officeooo:rsid="000ab9d7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officeooo:rsid="000d5a34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officeooo:rsid="00109afb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057334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067ecb" style:font-size-asian="14pt" style:font-name-complex="Times New Roman2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079ba2" style:font-size-asian="14pt" style:font-name-complex="Times New Roman2" style:font-size-complex="14pt"/>
    </style:style>
    <style:style style:name="T9" style:family="text">
      <style:text-properties fo:color="#414146" style:font-name="Times New Roman" fo:font-size="14pt" style:font-size-asian="14pt" style:language-asian="ru" style:country-asian="RU" style:font-size-complex="14pt"/>
    </style:style>
    <style:style style:name="T10" style:family="text">
      <style:text-properties fo:color="#414146" style:font-name="Times New Roman" fo:font-size="14pt" officeooo:rsid="000b997e" style:font-size-asian="14pt" style:language-asian="ru" style:country-asian="RU" style:font-size-complex="14pt"/>
    </style:style>
    <style:style style:name="T11" style:family="text">
      <style:text-properties fo:color="#414146" style:font-name="Times New Roman" fo:font-size="14pt" fo:font-weight="bold" style:font-size-asian="14pt" style:language-asian="ru" style:country-asian="RU" style:font-weight-asian="bold" style:font-size-complex="14pt" style:font-weight-complex="bold"/>
    </style:style>
    <style:style style:name="T12" style:family="text">
      <style:text-properties fo:color="#414146" style:font-name="Times New Roman" fo:font-size="14pt" fo:font-weight="bold" style:font-size-asian="14pt" style:language-asian="ru" style:country-asian="RU" style:font-weight-asian="bold" style:font-name-complex="Times New Roman2" style:font-size-complex="14pt"/>
    </style:style>
    <style:style style:name="T13" style:family="text">
      <style:text-properties officeooo:rsid="000948bf"/>
    </style:style>
    <style:style style:name="T14" style:family="text">
      <style:text-properties fo:font-variant="normal" fo:text-transform="none" fo:color="#414146" style:font-name="Times New Roman1" fo:font-size="13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АЯВКА</text:p>
      <text:p text:style-name="P1"><text:span text:style-name="T4">На участие </text:span><text:span text:style-name="T9">в международной молодежной научной школе </text:span><text:span text:style-name="T11"> </text:span><text:span text:style-name="T12">«Актуальные направления математического анализа и смежные вопросы»</text:span><text:span text:style-name="T4"> </text:span><text:span text:style-name="T9">1</text:span><text:span text:style-name="T10">2</text:span><text:span text:style-name="T9">-1</text:span><text:span text:style-name="T10">4</text:span><text:span text:style-name="T9"> ноября 201</text:span><text:span text:style-name="T10">8</text:span><text:span text:style-name="T9"> года</text:span><text:span text:style-name="T4">, г. Воронеж (РФ)</text:span></text:p>
      <text:p text:style-name="Standard"><text:span text:style-name="T4">Фамилия <text:s text:c="3"/></text:span><text:span text:style-name="T5">Авдеев</text:span></text:p>
      <text:p text:style-name="Standard"><text:span text:style-name="T4">Имя <text:s text:c="13"/></text:span><text:bookmark text:name="_GoBack"/><text:span text:style-name="T5">Николай</text:span></text:p>
      <text:p text:style-name="Standard"><text:span text:style-name="T4">Отчество <text:s text:c="5"/></text:span><text:span text:style-name="T5">Николаевич</text:span></text:p>
      <text:p text:style-name="Standard"><text:span text:style-name="T4">Место работы <text:s/></text:span><text:span text:style-name="T5">ФГБОУ ВО "ВГУ"</text:span></text:p>
      <text:p text:style-name="P2">Раб. адрес </text:p>
      <text:p text:style-name="Standard"><text:span text:style-name="T4">Должность <text:s text:c="2"/></text:span><text:span text:style-name="T5">магистрант</text:span></text:p>
      <text:p text:style-name="Standard"><text:span text:style-name="T4">Ученое звание, степень – <text:s/></text:span><text:span text:style-name="T5">нет</text:span></text:p>
      <text:p text:style-name="Standard"><text:span text:style-name="T4">Телефон, код <text:s text:c="4"/></text:span><text:span text:style-name="T5">8 951 56 00 57 9</text:span></text:p>
      <text:p text:style-name="Standard"><text:span text:style-name="T7">E</text:span><text:span text:style-name="T4">-</text:span><text:span text:style-name="T7">mail</text:span><text:span text:style-name="T4">: </text:span><text:a xlink:type="simple" xlink:href="mailto:nickkolok@mail.ru" text:style-name="Internet_20_link" text:visited-style-name="Visited_20_Internet_20_Link"><text:span text:style-name="T5">nickkolok@mail.ru</text:span></text:a><text:span text:style-name="T5">, </text:span><text:a xlink:type="simple" xlink:href="mailto:avdeev@math.vsu.ru" text:style-name="Internet_20_link" text:visited-style-name="Visited_20_Internet_20_Link"><text:span text:style-name="T5">avdeev@math.vsu.ru</text:span></text:a><text:span text:style-name="T5"> </text:span></text:p>
      <text:p text:style-name="Standard"><text:span text:style-name="T4">Домашний адрес, индекс <text:s text:c="4"/></text:span><text:span text:style-name="T6">394004, г. Воронеж, пер. Ольховый, д. 5, кв. 18</text:span></text:p>
      <text:p text:style-name="P5"/>
      <text:p text:style-name="P3"/>
      <text:p text:style-name="P9"><text:span text:style-name="T4">Название статьи <text:s/></text:span><text:span text:style-name="T1"><text:s/></text:span><text:span text:style-name="T3">Оператор с бесконечномерным ядром, для которого существует инвариантный банахов предел</text:span></text:p>
      <text:p text:style-name="P9"><text:span text:style-name="T4">Название статьи <text:s/></text:span><text:span text:style-name="T1"><text:s/></text:span><text:span text:style-name="T3">О суперпозиции оператора сдвига и одной функции на пространстве ограниченных последовательностей</text:span></text:p>
      <text:p text:style-name="P9"><text:span text:style-name="T3"/></text:p>
      <text:p text:style-name="P9"><text:span text:style-name="T3"/></text:p>
      <text:p text:style-name="Standard"><text:span text:style-name="T4">Участие в конференции <text:s text:c="4"/></text:span><text:span text:style-name="T8">очное</text:span></text:p>
      <text:p text:style-name="P4"><text:span text:style-name="T13">Секция: </text:span><text:span text:style-name="T14">нелинейный анализ и его приложения</text:span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1" svg:font-family="'Times New Roman', serif"/>
    <style:font-face style:name="Calibri" svg:font-family="Calibri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ya</meta:initial-creator>
    <meta:editing-cycles>19</meta:editing-cycles>
    <meta:creation-date>2015-10-12T20:01:00</meta:creation-date>
    <dc:date>2018-10-31T04:42:16.653414924</dc:date>
    <meta:editing-duration>PT58M32S</meta:editing-duration>
    <meta:generator>LibreOffice/5.1.6.2$Linux_X86_64 LibreOffice_project/10m0$Build-2</meta:generator>
    <meta:document-statistic meta:table-count="0" meta:image-count="0" meta:object-count="0" meta:page-count="1" meta:paragraph-count="16" meta:word-count="99" meta:character-count="764" meta:non-whitespace-character-count="6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